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style:text-underline-style="none" fo:font-weight="bold" officeooo:rsid="00993849" officeooo:paragraph-rsid="00a86ba6"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Times New Roman" fo:font-size="14pt" style:text-underline-style="none" fo:font-weight="bold" officeooo:rsid="00993849" officeooo:paragraph-rsid="00de403b"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Times New Roman" fo:font-size="14pt" style:text-underline-style="none" fo:font-weight="bold" officeooo:rsid="00be134a" officeooo:paragraph-rsid="00be134a"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imes New Roman" fo:font-size="14pt" style:text-underline-style="none" fo:font-weight="bold" officeooo:rsid="00d875e1" officeooo:paragraph-rsid="00d875e1"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Times New Roman" fo:font-size="14pt" style:text-underline-style="none" fo:font-weight="bold" officeooo:rsid="00b00fa2" officeooo:paragraph-rsid="00a86ba6" style:font-size-asian="14pt" style:font-weight-asian="bold" style:font-size-complex="14pt" style:font-weight-complex="bold"/>
    </style:style>
    <style:style style:name="P9" style:family="paragraph" style:parent-style-name="Table_20_Contents">
      <style:text-properties style:font-name="Times New Roman" fo:font-size="12pt" officeooo:rsid="00240acc" officeooo:paragraph-rsid="00240acc" style:font-size-asian="12pt" style:font-size-complex="12pt"/>
    </style:style>
    <style:style style:name="P10" style:family="paragraph" style:parent-style-name="Table_20_Contents">
      <style:text-properties style:font-name="Times New Roman" fo:font-size="12pt" officeooo:rsid="006f35b3" officeooo:paragraph-rsid="006f35b3" style:font-size-asian="12pt" style:font-size-complex="12pt"/>
    </style:style>
    <style:style style:name="P11" style:family="paragraph" style:parent-style-name="Table_20_Contents">
      <style:text-properties style:font-name="Times New Roman" fo:font-size="12pt" officeooo:rsid="007b3e59" officeooo:paragraph-rsid="007b3e59" style:font-size-asian="12pt" style:font-size-complex="12pt"/>
    </style:style>
    <style:style style:name="P12" style:family="paragraph" style:parent-style-name="Standard">
      <style:text-properties style:font-name="Times New Roman" fo:font-size="12pt" officeooo:rsid="00206516" officeooo:paragraph-rsid="00206516" style:font-size-asian="12pt" style:font-size-complex="12pt"/>
    </style:style>
    <style:style style:name="P13"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4"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5" style:family="paragraph" style:parent-style-name="Standard">
      <style:paragraph-properties fo:text-align="justify" style:justify-single-word="false"/>
      <style:text-properties style:font-name="Times New Roman" fo:font-size="12pt" officeooo:paragraph-rsid="00dda9a1" style:font-size-asian="12pt" style:font-size-complex="12pt"/>
    </style:style>
    <style:style style:name="P16"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7"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8" style:family="paragraph" style:parent-style-name="Table_20_Contents">
      <style:text-properties style:font-name="Times New Roman" fo:font-size="12pt" fo:font-weight="bold" officeooo:rsid="00808b03" officeooo:paragraph-rsid="00808b03" style:font-size-asian="12pt" style:font-weight-asian="bold" style:font-size-complex="12pt" style:font-weight-complex="bold"/>
    </style:style>
    <style:style style:name="P19" style:family="paragraph" style:parent-style-name="Standard">
      <style:text-properties style:font-name="Times New Roman" fo:font-size="12pt" fo:font-weight="bold" officeooo:rsid="00206516" officeooo:paragraph-rsid="00206516" style:font-size-asian="12pt" style:font-weight-asian="bold" style:font-size-complex="12pt" style:font-weight-complex="bold"/>
    </style:style>
    <style:style style:name="P20"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21"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22" style:family="paragraph" style:parent-style-name="Standard">
      <style:text-properties style:font-name="Times New Roman" fo:font-size="12pt" style:text-underline-style="none" fo:font-weight="normal" officeooo:rsid="00ac581a" officeooo:paragraph-rsid="009946e8"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c581a" officeooo:paragraph-rsid="00d9dccb"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ac581a" officeooo:paragraph-rsid="00dbd6e7"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9c5814" officeooo:paragraph-rsid="009c5814"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9c5814" officeooo:paragraph-rsid="00e92d2a"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993849" officeooo:paragraph-rsid="00a86ba6"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7cf309" officeooo:paragraph-rsid="0085f2a6"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7cf309" officeooo:paragraph-rsid="00820596" style:font-size-asian="12pt" style:font-weight-asian="normal" style:font-size-complex="12pt" style:font-weight-complex="normal"/>
    </style:style>
    <style:style style:name="P30" style:family="paragraph" style:parent-style-name="Standard">
      <style:text-properties style:font-name="Times New Roman" fo:font-size="12pt" style:text-underline-style="none" fo:font-weight="normal" officeooo:rsid="00d9dccb" officeooo:paragraph-rsid="00d9dccb" style:font-size-asian="12pt" style:font-weight-asian="normal" style:font-size-complex="12pt" style:font-weight-complex="normal"/>
    </style:style>
    <style:style style:name="P31" style:family="paragraph" style:parent-style-name="Standard">
      <style:text-properties style:font-name="Times New Roman" fo:font-size="12pt" style:text-underline-style="none" fo:font-weight="normal" officeooo:rsid="00d9dccb" officeooo:paragraph-rsid="00dab46c"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da9b1a" officeooo:paragraph-rsid="00da9b1a"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da9b1a" officeooo:paragraph-rsid="00dab46c"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db40f0" officeooo:paragraph-rsid="00db40f0"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db40f0" officeooo:paragraph-rsid="00dbd6e7"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df0f45" officeooo:paragraph-rsid="00de403b"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a85a86" officeooo:paragraph-rsid="00de403b"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a85a86" officeooo:paragraph-rsid="00f74bf7" style:font-size-asian="12pt" style:font-weight-asian="normal" style:font-size-complex="12pt" style:font-weight-complex="normal"/>
    </style:style>
    <style:style style:name="P39" style:family="paragraph" style:parent-style-name="Standard">
      <style:text-properties style:font-name="Times New Roman" fo:font-size="12pt" style:text-underline-style="none" fo:font-weight="normal" officeooo:rsid="00b030bb" officeooo:paragraph-rsid="00ee0f8f" style:font-size-asian="12pt" style:font-weight-asian="normal" style:font-size-complex="12pt" style:font-weight-complex="normal"/>
    </style:style>
    <style:style style:name="P4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030bb" officeooo:paragraph-rsid="00ee0f8f" style:font-size-asian="12pt" style:font-weight-asian="normal" style:font-size-complex="12pt" style:font-weight-complex="normal"/>
    </style:style>
    <style:style style:name="P41" style:family="paragraph" style:parent-style-name="Standard">
      <style:text-properties style:font-name="Times New Roman" fo:font-size="12pt" style:text-underline-style="none" fo:font-weight="normal" officeooo:rsid="00b030bb" officeooo:paragraph-rsid="00ec49af" style:font-size-asian="12pt" style:font-weight-asian="normal" style:font-size-complex="12pt" style:font-weight-complex="normal"/>
    </style:style>
    <style:style style:name="P42" style:family="paragraph" style:parent-style-name="Standard">
      <style:text-properties style:font-name="Times New Roman" fo:font-size="12pt" style:text-underline-style="none" fo:font-weight="normal" officeooo:rsid="00b030bb" officeooo:paragraph-rsid="00ef5735" style:font-size-asian="12pt" style:font-weight-asian="normal" style:font-size-complex="12pt" style:font-weight-complex="normal"/>
    </style:style>
    <style:style style:name="P43" style:family="paragraph" style:parent-style-name="Standard">
      <style:text-properties style:font-name="Times New Roman" fo:font-size="12pt" style:text-underline-style="none" fo:font-weight="normal" officeooo:rsid="00be134a" officeooo:paragraph-rsid="00be134a" style:font-size-asian="12pt" style:font-weight-asian="normal" style:font-size-complex="12pt" style:font-weight-complex="normal"/>
    </style:style>
    <style:style style:name="P44" style:family="paragraph" style:parent-style-name="Standard">
      <style:text-properties style:font-name="Times New Roman" fo:font-size="12pt" style:text-underline-style="none" fo:font-weight="normal" officeooo:rsid="00de403b" officeooo:paragraph-rsid="00e232b8" style:font-size-asian="12pt" style:font-weight-asian="normal" style:font-size-complex="12pt" style:font-weight-complex="normal"/>
    </style:style>
    <style:style style:name="P45" style:family="paragraph" style:parent-style-name="Standard">
      <style:text-properties style:font-name="Times New Roman" fo:font-size="12pt" style:text-underline-style="none" fo:font-weight="normal" officeooo:rsid="00e0e7cd" officeooo:paragraph-rsid="00e0e7cd" style:font-size-asian="12pt" style:font-weight-asian="normal" style:font-size-complex="12pt" style:font-weight-complex="normal"/>
    </style:style>
    <style:style style:name="P46" style:family="paragraph" style:parent-style-name="Standard">
      <style:text-properties style:font-name="Times New Roman" fo:font-size="12pt" style:text-underline-style="none" fo:font-weight="normal" officeooo:rsid="00e0e7cd" officeooo:paragraph-rsid="00e910b9" style:font-size-asian="12pt" style:font-weight-asian="normal" style:font-size-complex="12pt" style:font-weight-complex="normal"/>
    </style:style>
    <style:style style:name="P47" style:family="paragraph" style:parent-style-name="Standard">
      <style:text-properties style:font-name="Times New Roman" fo:font-size="12pt" style:text-underline-style="none" fo:font-weight="normal" officeooo:rsid="00c1ad11" officeooo:paragraph-rsid="00e910b9" style:font-size-asian="12pt" style:font-weight-asian="normal" style:font-size-complex="12pt" style:font-weight-complex="normal"/>
    </style:style>
    <style:style style:name="P48" style:family="paragraph" style:parent-style-name="Standard">
      <style:text-properties style:font-name="Times New Roman" fo:font-size="12pt" style:text-underline-style="none" fo:font-weight="normal" officeooo:rsid="00d0a9c6" officeooo:paragraph-rsid="00e92d2a" style:font-size-asian="12pt" style:font-weight-asian="normal" style:font-size-complex="12pt" style:font-weight-complex="normal"/>
    </style:style>
    <style:style style:name="P49" style:family="paragraph" style:parent-style-name="Standard">
      <style:text-properties style:font-name="Times New Roman" fo:font-size="12pt" style:text-underline-style="none" fo:font-weight="normal" officeooo:rsid="00ea7df7" officeooo:paragraph-rsid="00ea7df7" style:font-size-asian="12pt" style:font-weight-asian="normal" style:font-size-complex="12pt" style:font-weight-complex="normal"/>
    </style:style>
    <style:style style:name="P50" style:family="paragraph" style:parent-style-name="Standard">
      <style:text-properties style:font-name="Times New Roman" fo:font-size="12pt" style:text-underline-style="none" fo:font-weight="normal" officeooo:rsid="00ec49af" officeooo:paragraph-rsid="00ec49af" style:font-size-asian="12pt" style:font-weight-asian="normal" style:font-size-complex="12pt" style:font-weight-complex="normal"/>
    </style:style>
    <style:style style:name="P51" style:family="paragraph" style:parent-style-name="Standard">
      <style:text-properties style:font-name="Times New Roman" fo:font-size="12pt" style:text-underline-style="none" fo:font-weight="normal" officeooo:rsid="00ed0729" officeooo:paragraph-rsid="00ed0729" style:font-size-asian="12pt" style:font-weight-asian="normal" style:font-size-complex="12pt" style:font-weight-complex="normal"/>
    </style:style>
    <style:style style:name="P52" style:family="paragraph" style:parent-style-name="Standard">
      <style:text-properties style:font-name="Times New Roman" fo:font-size="12pt" style:text-underline-style="none" fo:font-weight="normal" officeooo:rsid="00f39104" officeooo:paragraph-rsid="00f39104" style:font-size-asian="12pt" style:font-weight-asian="normal" style:font-size-complex="12pt" style:font-weight-complex="normal"/>
    </style:style>
    <style:style style:name="P53" style:family="paragraph" style:parent-style-name="Standard">
      <style:text-properties style:font-name="Times New Roman" fo:font-size="12pt" style:text-underline-style="none" fo:font-weight="normal" officeooo:rsid="00e6c53e" officeooo:paragraph-rsid="00e35257" style:font-size-asian="12pt" style:font-weight-asian="normal" style:font-size-complex="12pt" style:font-weight-complex="normal"/>
    </style:style>
    <style:style style:name="P54"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e86958" officeooo:paragraph-rsid="00e86958" style:font-size-asian="12pt" style:font-weight-asian="normal" style:font-size-complex="12pt" style:font-weight-complex="normal"/>
    </style:style>
    <style:style style:name="P55"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e910b9" officeooo:paragraph-rsid="00e910b9" style:font-size-asian="12pt" style:font-weight-asian="normal" style:font-size-complex="12pt" style:font-weight-complex="normal"/>
    </style:style>
    <style:style style:name="P56" style:family="paragraph" style:parent-style-name="Standard">
      <style:text-properties style:font-name="Times New Roman" fo:font-size="12pt" style:text-underline-style="solid" style:text-underline-width="auto" style:text-underline-color="font-color" fo:font-weight="bold" officeooo:rsid="007cf309" officeooo:paragraph-rsid="00993849" style:font-size-asian="12pt" style:font-weight-asian="bold" style:font-size-complex="12pt" style:font-weight-complex="bold"/>
    </style:style>
    <style:style style:name="P57" style:family="paragraph" style:parent-style-name="Standard">
      <style:text-properties style:font-name="Times New Roman" fo:font-size="12pt" style:text-underline-style="solid" style:text-underline-width="auto" style:text-underline-color="font-color" fo:font-weight="bold" officeooo:rsid="00d9dccb" officeooo:paragraph-rsid="00d9dccb" style:font-size-asian="12pt" style:font-weight-asian="bold" style:font-size-complex="12pt" style:font-weight-complex="bold"/>
    </style:style>
    <style:style style:name="P58" style:family="paragraph" style:parent-style-name="Standard">
      <style:text-properties style:font-name="Times New Roman" fo:font-size="12pt" style:text-underline-style="solid" style:text-underline-width="auto" style:text-underline-color="font-color" fo:font-weight="bold" officeooo:rsid="00d9dccb" officeooo:paragraph-rsid="00dab46c" style:font-size-asian="12pt" style:font-weight-asian="bold" style:font-size-complex="12pt" style:font-weight-complex="bold"/>
    </style:style>
    <style:style style:name="P59" style:family="paragraph" style:parent-style-name="Standard">
      <style:text-properties style:font-name="Times New Roman" fo:font-size="12pt" style:text-underline-style="solid" style:text-underline-width="auto" style:text-underline-color="font-color" fo:font-weight="bold" officeooo:rsid="00de403b" officeooo:paragraph-rsid="00de403b" style:font-size-asian="12pt" style:font-weight-asian="bold" style:font-size-complex="12pt" style:font-weight-complex="bold"/>
    </style:style>
    <style:style style:name="P60" style:family="paragraph" style:parent-style-name="Standard">
      <style:text-properties style:font-name="Times New Roman" fo:font-size="12pt" style:text-underline-style="solid" style:text-underline-width="auto" style:text-underline-color="font-color" fo:font-weight="bold" officeooo:rsid="00d0a9c6" officeooo:paragraph-rsid="00e92d2a" style:font-size-asian="12pt" style:font-weight-asian="bold" style:font-size-complex="12pt" style:font-weight-complex="bold"/>
    </style:style>
    <style:style style:name="P61" style:family="paragraph" style:parent-style-name="Standard">
      <style:text-properties style:font-name="Times New Roman" fo:font-size="12pt" style:text-underline-style="solid" style:text-underline-width="auto" style:text-underline-color="font-color" fo:font-weight="bold" officeooo:rsid="00b030bb" officeooo:paragraph-rsid="00ee0f8f" style:font-size-asian="12pt" style:font-weight-asian="bold" style:font-size-complex="12pt" style:font-weight-complex="bold"/>
    </style:style>
    <style:style style:name="P62" style:family="paragraph" style:parent-style-name="Standard">
      <style:text-properties style:font-name="Times New Roman" fo:font-size="12pt" style:text-underline-style="solid" style:text-underline-width="auto" style:text-underline-color="font-color" fo:font-weight="bold" officeooo:rsid="00f39104" officeooo:paragraph-rsid="00f39104" style:font-size-asian="12pt" style:font-weight-asian="bold" style:font-size-complex="12pt" style:font-weight-complex="bold"/>
    </style:style>
    <style:style style:name="P63" style:family="paragraph" style:parent-style-name="Standard">
      <style:text-properties style:font-name="Times New Roman" fo:font-size="12pt" fo:font-style="normal" style:text-underline-style="none" fo:font-weight="normal" officeooo:rsid="00ed0729" officeooo:paragraph-rsid="00ed0729" style:font-size-asian="12pt" style:font-style-asian="normal" style:font-weight-asian="normal" style:font-size-complex="12pt" style:font-style-complex="normal" style:font-weight-complex="normal"/>
    </style:style>
    <style:style style:name="P64" style:family="paragraph" style:parent-style-name="Standard">
      <style:text-properties style:font-name="Times New Roman" fo:font-size="12pt" fo:font-style="normal" style:text-underline-style="none" fo:font-weight="normal" officeooo:rsid="00d0a9c6" officeooo:paragraph-rsid="00e92d2a" style:font-size-asian="12pt" style:font-style-asian="normal" style:font-weight-asian="normal" style:font-size-complex="12pt" style:font-style-complex="normal" style:font-weight-complex="normal"/>
    </style:style>
    <style:style style:name="P65" style:family="paragraph" style:parent-style-name="Standard">
      <style:text-properties style:font-name="Times New Roman" style:text-underline-style="solid" style:text-underline-width="auto" style:text-underline-color="font-color" fo:font-weight="bold" officeooo:rsid="00a85a86" officeooo:paragraph-rsid="00de403b" style:font-weight-asian="bold" style:font-weight-complex="bold"/>
    </style:style>
    <style:style style:name="P66" style:family="paragraph" style:parent-style-name="Standard">
      <style:text-properties style:font-name="Times New Roman" style:text-underline-style="none" fo:font-weight="normal" officeooo:rsid="00ecb291" officeooo:paragraph-rsid="00de403b" style:font-weight-asian="normal" style:font-weight-complex="normal"/>
    </style:style>
    <style:style style:name="P67" style:family="paragraph" style:parent-style-name="Standard">
      <style:text-properties style:font-name="Times New Roman" style:text-underline-style="none" fo:font-weight="normal" officeooo:rsid="00a85a86" officeooo:paragraph-rsid="00de403b" style:font-weight-asian="normal" style:font-weight-complex="normal"/>
    </style:style>
    <style:style style:name="P68" style:family="paragraph" style:parent-style-name="Standard">
      <style:text-properties officeooo:paragraph-rsid="00db40f0"/>
    </style:style>
    <style:style style:name="P69" style:family="paragraph" style:parent-style-name="Standard">
      <style:text-properties officeooo:paragraph-rsid="00e232b8"/>
    </style:style>
    <style:style style:name="P70" style:family="paragraph" style:parent-style-name="Standard">
      <style:text-properties officeooo:paragraph-rsid="00e35257"/>
    </style:style>
    <style:style style:name="P71" style:family="paragraph" style:parent-style-name="Standard">
      <style:text-properties officeooo:paragraph-rsid="00e6c53e"/>
    </style:style>
    <style:style style:name="P72" style:family="paragraph" style:parent-style-name="Standard">
      <style:text-properties officeooo:rsid="00e6c53e" officeooo:paragraph-rsid="00e6c53e"/>
    </style:style>
    <style:style style:name="P73" style:family="paragraph" style:parent-style-name="Standard">
      <style:text-properties officeooo:paragraph-rsid="00e910b9"/>
    </style:style>
    <style:style style:name="P74" style:family="paragraph" style:parent-style-name="Standard">
      <style:text-properties style:font-name="Times New Roman" fo:font-size="12pt" style:text-underline-style="none" fo:font-weight="normal" officeooo:rsid="00f45806" officeooo:paragraph-rsid="00f45806" style:font-size-asian="12pt" style:font-weight-asian="normal" style:font-size-complex="12pt" style:font-weight-complex="normal"/>
    </style:style>
    <style:style style:name="P75" style:family="paragraph" style:parent-style-name="Standard">
      <style:text-properties style:font-name="Times New Roman" fo:font-size="12pt" style:text-underline-style="none" fo:font-weight="normal" officeooo:rsid="00fcd187" officeooo:paragraph-rsid="00fcd187"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86ba6" style:font-weight-asian="bold" style:font-weight-complex="bold"/>
    </style:style>
    <style:style style:name="T6" style:family="text">
      <style:text-properties fo:font-weight="bold" officeooo:rsid="00bb5a88" style:font-weight-asian="bold" style:font-weight-complex="bold"/>
    </style:style>
    <style:style style:name="T7" style:family="text">
      <style:text-properties fo:font-weight="bold" officeooo:rsid="00938c35" style:font-weight-asian="bold" style:font-weight-complex="bold"/>
    </style:style>
    <style:style style:name="T8" style:family="text">
      <style:text-properties fo:font-weight="bold" officeooo:rsid="00c5938e" style:font-weight-asian="bold" style:font-weight-complex="bold"/>
    </style:style>
    <style:style style:name="T9" style:family="text">
      <style:text-properties fo:font-weight="bold" officeooo:rsid="00dda9a1" style:font-weight-asian="bold" style:font-weight-complex="bold"/>
    </style:style>
    <style:style style:name="T10" style:family="text">
      <style:text-properties fo:font-weight="bold" officeooo:rsid="00f91a14" style:font-weight-asian="bold" style:font-weight-complex="bold"/>
    </style:style>
    <style:style style:name="T11" style:family="text">
      <style:text-properties officeooo:rsid="00700794"/>
    </style:style>
    <style:style style:name="T12" style:family="text">
      <style:text-properties officeooo:rsid="0079bd7d"/>
    </style:style>
    <style:style style:name="T13" style:family="text">
      <style:text-properties fo:font-weight="normal" style:font-weight-asian="normal" style:font-weight-complex="normal"/>
    </style:style>
    <style:style style:name="T14" style:family="text">
      <style:text-properties fo:font-weight="normal" officeooo:rsid="00970032" style:font-weight-asian="normal" style:font-weight-complex="normal"/>
    </style:style>
    <style:style style:name="T15" style:family="text">
      <style:text-properties fo:font-weight="normal" officeooo:rsid="00a628b7" style:font-weight-asian="normal" style:font-weight-complex="normal"/>
    </style:style>
    <style:style style:name="T16" style:family="text">
      <style:text-properties fo:font-weight="normal" officeooo:rsid="00e910b9" style:font-weight-asian="normal" style:font-weight-complex="normal"/>
    </style:style>
    <style:style style:name="T17" style:family="text">
      <style:text-properties fo:font-weight="normal" officeooo:rsid="00be134a" style:font-weight-asian="normal" style:font-weight-complex="normal"/>
    </style:style>
    <style:style style:name="T18" style:family="text">
      <style:text-properties fo:font-weight="normal" officeooo:rsid="00e92d2a" style:font-weight-asian="normal" style:font-weight-complex="normal"/>
    </style:style>
    <style:style style:name="T19" style:family="text">
      <style:text-properties officeooo:rsid="007c68e3"/>
    </style:style>
    <style:style style:name="T20" style:family="text">
      <style:text-properties officeooo:rsid="007cf309"/>
    </style:style>
    <style:style style:name="T21" style:family="text">
      <style:text-properties officeooo:rsid="00893e56"/>
    </style:style>
    <style:style style:name="T22" style:family="text">
      <style:text-properties officeooo:rsid="0089cba4"/>
    </style:style>
    <style:style style:name="T23" style:family="text">
      <style:text-properties officeooo:rsid="008aeaed"/>
    </style:style>
    <style:style style:name="T24" style:family="text">
      <style:text-properties officeooo:rsid="008c0e4f"/>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fo:font-style="italic" officeooo:rsid="00ec49af" style:font-style-asian="italic" style:font-style-complex="italic"/>
    </style:style>
    <style:style style:name="T28" style:family="text">
      <style:text-properties officeooo:rsid="008b1937"/>
    </style:style>
    <style:style style:name="T29" style:family="text">
      <style:text-properties officeooo:rsid="008ffc32"/>
    </style:style>
    <style:style style:name="T30" style:family="text">
      <style:text-properties officeooo:rsid="0091e277"/>
    </style:style>
    <style:style style:name="T31" style:family="text">
      <style:text-properties officeooo:rsid="00938c35"/>
    </style:style>
    <style:style style:name="T32" style:family="text">
      <style:text-properties officeooo:rsid="0093ce13"/>
    </style:style>
    <style:style style:name="T33" style:family="text">
      <style:text-properties officeooo:rsid="0094844b"/>
    </style:style>
    <style:style style:name="T34" style:family="text">
      <style:text-properties officeooo:rsid="0097c925"/>
    </style:style>
    <style:style style:name="T35" style:family="text">
      <style:text-properties officeooo:rsid="009946e8"/>
    </style:style>
    <style:style style:name="T36" style:family="text">
      <style:text-properties officeooo:rsid="00a86ba6"/>
    </style:style>
    <style:style style:name="T37" style:family="text">
      <style:text-properties officeooo:rsid="00a8769e"/>
    </style:style>
    <style:style style:name="T38" style:family="text">
      <style:text-properties officeooo:rsid="006e6bfa"/>
    </style:style>
    <style:style style:name="T39" style:family="text">
      <style:text-properties officeooo:rsid="001e14a6"/>
    </style:style>
    <style:style style:name="T40" style:family="text">
      <style:text-properties officeooo:rsid="00808b03"/>
    </style:style>
    <style:style style:name="T41" style:family="text">
      <style:text-properties officeooo:rsid="009774bb"/>
    </style:style>
    <style:style style:name="T42" style:family="text">
      <style:text-properties officeooo:rsid="00bb5a88"/>
    </style:style>
    <style:style style:name="T43" style:family="text">
      <style:text-properties officeooo:rsid="00c1ad11"/>
    </style:style>
    <style:style style:name="T44" style:family="text">
      <style:text-properties officeooo:rsid="00ca2202"/>
    </style:style>
    <style:style style:name="T45" style:family="text">
      <style:text-properties officeooo:rsid="00d0a753"/>
    </style:style>
    <style:style style:name="T46" style:family="text">
      <style:text-properties officeooo:rsid="00d875e1"/>
    </style:style>
    <style:style style:name="T47" style:family="text">
      <style:text-properties style:font-name="Times New Roman" fo:font-size="12pt" style:text-underline-style="none" fo:font-weight="normal" style:font-size-asian="12pt" style:font-weight-asian="normal" style:font-size-complex="12pt" style:font-weight-complex="normal"/>
    </style:style>
    <style:style style:name="T48" style:family="text">
      <style:text-properties style:font-name="Times New Roman" fo:font-size="12pt" style:text-underline-style="none" fo:font-weight="normal" officeooo:rsid="00db40f0" style:font-size-asian="12pt" style:font-weight-asian="normal" style:font-size-complex="12pt" style:font-weight-complex="normal"/>
    </style:style>
    <style:style style:name="T49" style:family="text">
      <style:text-properties style:font-name="Times New Roman" fo:font-size="12pt" style:text-underline-style="none" fo:font-weight="normal" officeooo:rsid="00dbd6e7" style:font-size-asian="12pt" style:font-weight-asian="normal" style:font-size-complex="12pt" style:font-weight-complex="normal"/>
    </style:style>
    <style:style style:name="T50" style:family="text">
      <style:text-properties style:font-name="Times New Roman" fo:font-size="12pt" style:text-underline-style="none" fo:font-weight="normal" officeooo:rsid="00be134a" style:font-size-asian="12pt" style:font-weight-asian="normal" style:font-size-complex="12pt" style:font-weight-complex="normal"/>
    </style:style>
    <style:style style:name="T51" style:family="text">
      <style:text-properties style:font-name="Times New Roman" fo:font-size="12pt" style:text-underline-style="none" fo:font-weight="normal" officeooo:rsid="00e1196f" style:font-size-asian="12pt" style:font-weight-asian="normal" style:font-size-complex="12pt" style:font-weight-complex="normal"/>
    </style:style>
    <style:style style:name="T52" style:family="text">
      <style:text-properties style:font-name="Times New Roman" fo:font-size="12pt" style:text-underline-style="none" fo:font-weight="normal" officeooo:rsid="00e232b8" style:font-size-asian="12pt" style:font-weight-asian="normal" style:font-size-complex="12pt" style:font-weight-complex="normal"/>
    </style:style>
    <style:style style:name="T53" style:family="text">
      <style:text-properties style:font-name="Times New Roman" fo:font-size="12pt" style:text-underline-style="none" fo:font-weight="normal" officeooo:rsid="00e35257" style:font-size-asian="12pt" style:font-weight-asian="normal" style:font-size-complex="12pt" style:font-weight-complex="normal"/>
    </style:style>
    <style:style style:name="T54" style:family="text">
      <style:text-properties style:font-name="Times New Roman" fo:font-size="12pt" style:text-underline-style="none" fo:font-weight="normal" officeooo:rsid="00e6c53e" style:font-size-asian="12pt" style:font-weight-asian="normal" style:font-size-complex="12pt" style:font-weight-complex="normal"/>
    </style:style>
    <style:style style:name="T55" style:family="text">
      <style:text-properties style:font-name="Times New Roman" fo:font-size="12pt" style:text-underline-style="none" fo:font-weight="normal" officeooo:rsid="00e86958" style:font-size-asian="12pt" style:font-weight-asian="normal" style:font-size-complex="12pt" style:font-weight-complex="normal"/>
    </style:style>
    <style:style style:name="T56" style:family="text">
      <style:text-properties style:font-name="Times New Roman" fo:font-size="12pt" style:text-underline-style="solid" style:text-underline-width="auto" style:text-underline-color="font-color" fo:font-weight="bold" officeooo:rsid="00e0e7cd" style:font-size-asian="12pt" style:font-weight-asian="bold" style:font-size-complex="12pt" style:font-weight-complex="bold"/>
    </style:style>
    <style:style style:name="T57" style:family="text">
      <style:text-properties style:font-name="Times New Roman" fo:font-size="12pt" style:text-underline-style="solid" style:text-underline-width="auto" style:text-underline-color="font-color" fo:font-weight="bold" officeooo:rsid="00e910b9" style:font-size-asian="12pt" style:font-weight-asian="bold" style:font-size-complex="12pt" style:font-weight-complex="bold"/>
    </style:style>
    <style:style style:name="T58" style:family="text">
      <style:text-properties style:font-name="Times New Roman" fo:font-size="12pt" style:text-underline-style="solid" style:text-underline-width="auto" style:text-underline-color="font-color" fo:font-weight="bold" officeooo:rsid="00f1af28" style:font-size-asian="12pt" style:font-weight-asian="bold" style:font-size-complex="12pt" style:font-weight-complex="bold"/>
    </style:style>
    <style:style style:name="T59" style:family="text">
      <style:text-properties officeooo:rsid="00da09c4"/>
    </style:style>
    <style:style style:name="T60" style:family="text">
      <style:text-properties officeooo:rsid="00dab46c"/>
    </style:style>
    <style:style style:name="T61" style:family="text">
      <style:text-properties officeooo:rsid="00dbd6e7"/>
    </style:style>
    <style:style style:name="T62" style:family="text">
      <style:text-properties officeooo:rsid="00c5938e"/>
    </style:style>
    <style:style style:name="T63" style:family="text">
      <style:text-properties officeooo:rsid="00de403b"/>
    </style:style>
    <style:style style:name="T64" style:family="text">
      <style:text-properties officeooo:rsid="00da7f89"/>
    </style:style>
    <style:style style:name="T65" style:family="text">
      <style:text-properties officeooo:rsid="00df0f45"/>
    </style:style>
    <style:style style:name="T66" style:family="text">
      <style:text-properties officeooo:rsid="00f3c61d"/>
    </style:style>
    <style:style style:name="T67" style:family="text">
      <style:text-properties officeooo:rsid="00fbaf22"/>
    </style:style>
    <style:style style:name="T68" style:family="text">
      <style:text-properties officeooo:rsid="00a8d7e9"/>
    </style:style>
    <style:style style:name="T69" style:family="text">
      <style:text-properties officeooo:rsid="00dfa096"/>
    </style:style>
    <style:style style:name="T70" style:family="text">
      <style:text-properties officeooo:rsid="00e1196f"/>
    </style:style>
    <style:style style:name="T71" style:family="text">
      <style:text-properties officeooo:rsid="00e232b8"/>
    </style:style>
    <style:style style:name="T72" style:family="text">
      <style:text-properties officeooo:rsid="00e6c53e"/>
    </style:style>
    <style:style style:name="T73" style:family="text">
      <style:text-properties officeooo:rsid="00e92d2a"/>
    </style:style>
    <style:style style:name="T74" style:family="text">
      <style:text-properties officeooo:rsid="00ec49af"/>
    </style:style>
    <style:style style:name="T75" style:family="text">
      <style:text-properties fo:font-style="normal" style:font-style-asian="normal" style:font-style-complex="normal"/>
    </style:style>
    <style:style style:name="T76" style:family="text">
      <style:text-properties officeooo:rsid="00ee0f8f"/>
    </style:style>
    <style:style style:name="T77" style:family="text">
      <style:text-properties officeooo:rsid="00ee6d4c"/>
    </style:style>
    <style:style style:name="T78" style:family="text">
      <style:text-properties officeooo:rsid="00ef5735"/>
    </style:style>
    <style:style style:name="T79" style:family="text">
      <style:text-properties officeooo:rsid="00f0ccce"/>
    </style:style>
    <style:style style:name="T80" style:family="text">
      <style:text-properties officeooo:rsid="00f1af28"/>
    </style:style>
    <style:style style:name="T81" style:family="text">
      <style:text-properties officeooo:rsid="00f39104"/>
    </style:style>
    <style:style style:name="T82" style:family="text">
      <style:text-properties officeooo:rsid="00f643c9"/>
    </style:style>
    <style:style style:name="T83" style:family="text">
      <style:text-properties officeooo:rsid="00f74bf7"/>
    </style:style>
    <style:style style:name="T84" style:family="text">
      <style:text-properties officeooo:rsid="00fb9648"/>
    </style:style>
    <style:style style:name="T85" style:family="text">
      <style:text-properties officeooo:rsid="00fbe43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0">Final </text:span>Exam</text:p>
      <table:table table:name="Table1" table:style-name="Table1">
        <table:table-column table:style-name="Table1.A"/>
        <table:table-column table:style-name="Table1.B"/>
        <table:table-row>
          <table:table-cell table:style-name="Table1.A1" office:value-type="string">
            <text:p text:style-name="P12">Course Title:</text:p>
          </table:table-cell>
          <table:table-cell table:style-name="Table1.A1" office:value-type="string">
            <text:p text:style-name="P19"><text:span text:style-name="T38">Terminología Especializada en </text:span><text:span text:style-name="T39">Económica y Mercados Bursátiles</text:span></text:p>
          </table:table-cell>
        </table:table-row>
        <table:table-row>
          <table:table-cell table:style-name="Table1.A1" office:value-type="string">
            <text:p text:style-name="P9">Course ID:</text:p>
          </table:table-cell>
          <table:table-cell table:style-name="Table1.A1" office:value-type="string">
            <text:p text:style-name="P20">IT0<text:span text:style-name="T40">52</text:span><text:span text:style-name="T41">2</text:span><text:span text:style-name="T12"> </text:span><text:span text:style-name="T19">(Marron, 25-2)</text:span></text:p>
          </table:table-cell>
        </table:table-row>
        <table:table-row>
          <table:table-cell table:style-name="Table1.A1" office:value-type="string">
            <text:p text:style-name="P10">Cohort <text:span text:style-name="T11">ID</text:span>:</text:p>
          </table:table-cell>
          <table:table-cell table:style-name="Table1.A1" office:value-type="string">
            <text:p text:style-name="P18">5C</text:p>
          </table:table-cell>
        </table:table-row>
        <table:table-row>
          <table:table-cell table:style-name="Table1.A1" office:value-type="string">
            <text:p text:style-name="P11"><text:span text:style-name="T20">Exam </text:span>Date:</text:p>
          </table:table-cell>
          <table:table-cell table:style-name="Table1.A1" office:value-type="string">
            <text:p text:style-name="P21"><text:span text:style-name="T42">24</text:span> <text:span text:style-name="T42">Apr</text:span> 2025</text:p>
          </table:table-cell>
        </table:table-row>
      </table:table>
      <text:p text:style-name="P12"/>
      <text:p text:style-name="P15"><text:span text:style-name="T2">General </text:span><text:span text:style-name="T3">Instructions: </text:span>This is a <text:span text:style-name="T7">take-home </text:span><text:span text:style-name="T1">exam.</text:span> <text:span text:style-name="T31">The exam is comprehensive and will cover material from the entire course. You are encouraged to </text:span><text:span text:style-name="T32">organize and </text:span><text:span text:style-name="T31">review </text:span><text:span text:style-name="T32">all of your homework and previous exams before starting this final exam. </text:span><text:span text:style-name="T28">Answer in English unless requested to do </text:span><text:span text:style-name="T29">so</text:span><text:span text:style-name="T28"> otherwise. </text:span><text:span text:style-name="T33">Please do your own work and do not share your answers; </text:span><text:span text:style-name="T34">academic integrity is always your choice.</text:span></text:p>
      <text:p text:style-name="P15"/>
      <text:p text:style-name="P15"><text:span text:style-name="T21">Attempt to answer all questions, </text:span><text:span text:style-name="T24">eve</text:span><text:span text:style-name="T21">n if you are uncertain. Whenever possible, provide answers in bullet list format with complete content. </text:span><text:span text:style-name="T22">Tasks will be evaluated by sub-tasks. Three (3) points are available for each sub-task: Accuracy </text:span><text:span text:style-name="T23">(</text:span><text:span text:style-name="T22">1 pt), Completeness (1 pt), and Sufficiency (1 pt). </text:span><text:span text:style-name="T23">Points will be awarded in 0.1 increments. </text:span><text:span text:style-name="T62">There are </text:span><text:span text:style-name="T10">63</text:span><text:span text:style-name="T8"> points </text:span><text:span text:style-name="T62">available.</text:span></text:p>
      <text:p text:style-name="P15"/>
      <text:p text:style-name="P15"><text:span text:style-name="T32">Please provide your answers on separate sheets of paper. The first page should have the title, “Final Exam.” Make sure your name and the date are written in the top right-hand corner of every page. You may type out your answers or answer in written form with pencil or black/blue pen. When you have finished the exam, please staple all </text:span><text:span text:style-name="T33">of the </text:span><text:span text:style-name="T32">pages together in the proper order. </text:span></text:p>
      <text:p text:style-name="P14"/>
      <text:p text:style-name="P16">This exam is <text:span text:style-name="T1">DUE Tuesday, April 2</text:span><text:span text:style-name="T5">4</text:span><text:span text:style-name="T1">, </text:span><text:span text:style-name="T4">2025</text:span><text:span text:style-name="T1"> by </text:span><text:span text:style-name="T6">13</text:span><text:span text:style-name="T1">:00 hrs in Room </text:span><text:span text:style-name="T6">Locución </text:span><text:span text:style-name="T9">U</text:span><text:span text:style-name="T1">, UTECA. </text:span><text:span text:style-name="T13">If you prefer to take the exam </text:span><text:span text:style-name="T14">on </text:span><text:span text:style-name="T13">during the regular class </text:span><text:span text:style-name="T15">times </text:span><text:span text:style-name="T13">you are welcome to do so.</text:span></text:p>
      <text:p text:style-name="P13"/>
      <text:p text:style-name="P17"/>
      <text:p text:style-name="P3">I. Foundations of <text:span text:style-name="T42">Economics</text:span></text:p>
      <text:p text:style-name="P57">Task 1 <text:span text:style-name="T80">(3 pts)</text:span></text:p>
      <text:p text:style-name="P30">Buechner, makes the following statement regarding scarcity, “Nevertheless, scarcity remains as a basic premise [in economics]. This is confirmed by the fact that most economists think that scarcity is the fundamental cause of economic activity, and that without scarcity there would be no production, no exchange, no economizing, and no choice. Further confirmation is the fact that the definition of</text:p>
      <text:p text:style-name="P30">economics as the study of choice under scarcity is still widespread”( see Buechner, M. Northrup (2014) ‘A comment on scarcity’, <text:span text:style-name="T26">The Journal of Philosophical Economics</text:span>, VIII:1)</text:p>
      <text:p text:style-name="P30"/>
      <text:p text:style-name="P30">a) Do agree with the fundamental premise of economics? That is, do you think “that without scarcity there would be no production, no exchange, no economizing, and no choice”? <text:s/>Explain why or why not.</text:p>
      <text:p text:style-name="P22"/>
      <text:p text:style-name="P57">Task 2 <text:span text:style-name="T80">(6 pts)</text:span></text:p>
      <text:p text:style-name="P68"><text:span text:style-name="T48">Land, labor, and capital are typically stated as the resources required for economic flows. Major economic flows, often visualized as a circular </text:span><text:span text:style-name="T49">diagram</text:span><text:span text:style-name="T48">, involve the movement of goods, services, resources, and money between households, businesses, and the government, with each sector contributing to the others.</text:span></text:p>
      <text:p text:style-name="P34"/>
      <text:p text:style-name="P34">a) Define the terms i) land; ii) labor; and <text:span text:style-name="T61">iii) </text:span>capital as used in economics.</text:p>
      <text:p text:style-name="P34"><text:soft-page-break/></text:p>
      <text:p text:style-name="P35">b) <text:span text:style-name="T61">Create a diagram that shows the economic flows of <text:s/></text:span>goods, services, resources, and money <text:span text:style-name="T61">between </text:span>households, businesses, and the government. <text:span text:style-name="T61">Be sure to adequately label your diagram.</text:span></text:p>
      <text:p text:style-name="P32"/>
      <text:p text:style-name="P23"/>
      <text:p text:style-name="P6">II. <text:span text:style-name="T45">Major </text:span>Elements of the <text:span text:style-name="T45">Macro</text:span><text:span text:style-name="T46">e</text:span>conomy</text:p>
      <text:p text:style-name="P43"/>
      <text:p text:style-name="P59">Task 3 <text:span text:style-name="T80">(9 pts)</text:span></text:p>
      <text:p text:style-name="P44"><text:span text:style-name="T71">As </text:span>Oosterloo, <text:span text:style-name="T71">et al. note, “</text:span>Central banks have evolved for close to four centuries….the publication of Bagehot’s Lombard Street (1873) ...suggested that a central bank should be seen as a guarantor of financial stability by being a lender of last resort...The definition of financial stability has changed significantly over time. ..In the twentieth century central banks took on the role of stabilizing the macroeconomy (i.e., maintaining price stability, stabilizing the business cycle and maintaining full employment<text:span text:style-name="T69">)</text:span>...More recently, financial stability encompasses both being a lender of last resort and preventing imbalances that will lead to asset price booms and busts. Also the role of lender of last resort has expanded to include the entire financial system not just the banking system” <text:span text:style-name="T69">(see </text:span>Oosterloo, Sander, and Jakob De Haan. "Central banks and financial stability: a survey." <text:span text:style-name="T25">Journal of Financial Stability</text:span> 1.2 (2004): 257-273.<text:span text:style-name="T69">)</text:span></text:p>
      <text:p text:style-name="P43"/>
      <text:p text:style-name="P45">a) What does the phrase, “lender of last resort” mean?</text:p>
      <text:p text:style-name="P45"/>
      <text:p text:style-name="P45">b) Briefly compare and contrast the central banks of Mexico (Banco de Mexico) and the US (Federal Reserve)</text:p>
      <text:p text:style-name="P45"/>
      <text:p text:style-name="P46"><text:span text:style-name="Strong_20_Emphasis"><text:span text:style-name="T16">c) What is the function of </text:span></text:span><text:span text:style-name="Strong_20_Emphasis"><text:span text:style-name="T18">the </text:span></text:span><text:span text:style-name="Strong_20_Emphasis"><text:span text:style-name="T17">Ley del Banco de Méxic</text:span></text:span><text:span text:style-name="Strong_20_Emphasis"><text:span text:style-name="T16">o ? (</text:span></text:span><text:a xlink:type="simple" xlink:href="https://www.diputados.gob.mx/LeyesBiblio/pdf/74.pdf" text:style-name="Internet_20_link" text:visited-style-name="Visited_20_Internet_20_Link"><text:span text:style-name="Strong_20_Emphasis"><text:span text:style-name="T16">https://www.diputados.gob.mx/LeyesBiblio/pdf/74.pdf</text:span></text:span></text:a><text:span text:style-name="Strong_20_Emphasis"><text:span text:style-name="T16">) </text:span></text:span></text:p>
      <text:p text:style-name="P45"/>
      <text:p text:style-name="P69"><text:span text:style-name="T56">Task 4 </text:span><text:span text:style-name="T58">(6 pts)</text:span></text:p>
      <text:p text:style-name="P71"><text:span text:style-name="T50">Nakamura </text:span><text:span text:style-name="T52">reminds us that, “</text:span><text:span text:style-name="T50">The banking system, as we all know, processes payments. To the alert banker, these payments are potentially immensely valuable bits of information that, properly understood, form a mosaic that can help make comprehensible the financial status of firms making and receiving these payments” </text:span><text:span text:style-name="T51">(see </text:span>Nakamura, Leonard I. <text:span text:style-name="T25">Commercial bank information: Implications for the structure of banking</text:span>. No. 92<text:span text:style-name="T70">).</text:span>1. Federal Reserve Bank of Philadelphia, 199<text:span text:style-name="T72">1). </text:span><text:span text:style-name="T53">Assuming that you participate in the banking system, your financial status is visible to bankers and perhaps, to others. </text:span><text:span text:style-name="T54">B</text:span>anks and credit unions <text:span text:style-name="T72">are permitted to share your information but must </text:span>have processes in place to protect the personal information they collect, use, and share.</text:p>
      <text:p text:style-name="P43"/>
      <text:p text:style-name="P70"><text:span text:style-name="T52">a) </text:span><text:span text:style-name="T54">From your perspective, when should a bank be able to review or share your account information?</text:span></text:p>
      <text:p text:style-name="P53"/>
      <text:p text:style-name="P72"><text:span text:style-name="T47">b) </text:span><text:span text:style-name="T55">Provide a brief description for each of the following types of banks,</text:span></text:p>
      <text:p text:style-name="P54">i) Commercial banks</text:p>
      <text:p text:style-name="P54">ii) Credit unions</text:p>
      <text:p text:style-name="P54">iii) Savings and loan associations</text:p>
      <text:p text:style-name="P55">iv) Development banks</text:p>
      <text:p text:style-name="P53"/>
      <text:p text:style-name="P73"><text:soft-page-break/><text:span text:style-name="T57">Task 5 </text:span><text:span text:style-name="T58">(6 pts)</text:span></text:p>
      <text:p text:style-name="P49">A stock market or stock exchange claims to be a collection of individual, perfectly competitive markets for the buying and selling of shares, bonds and securities. </text:p>
      <text:p text:style-name="P49"/>
      <text:p text:style-name="P49">a) Define the characteristics of a perfectly competitive market.</text:p>
      <text:p text:style-name="P49"/>
      <text:p text:style-name="P49">b) There are about 60 major global stock exchanges in the world. Would you expect that these stock exchanges are perfectly competitive markets? Explain why or why not.</text:p>
      <text:p text:style-name="P49"/>
      <text:p text:style-name="P50">c) What are the functions of the <text:span text:style-name="T43">Comisión Nacional Bancaria y de Valores (CNBV) </text:span>and the <text:span text:style-name="T43">Securities Exchange Commission (SEC)? </text:span>Why are these government agencies necessary?</text:p>
      <text:p text:style-name="P47"/>
      <text:p text:style-name="P60"><text:span text:style-name="T73">Task 6 </text:span><text:span text:style-name="T80">(6 pts)</text:span></text:p>
      <text:p text:style-name="P48"><text:span text:style-name="T74">There a variety of types of c</text:span>orporations. <text:span text:style-name="T74">In Mexico, the allowed legal structures for corporations are detailed in </text:span><text:span text:style-name="T27">La Ley General de Sociedades Mercantiles</text:span><text:span text:style-name="T74"> (</text:span><text:a xlink:type="simple" xlink:href="https://mexico.justia.com/federales/leyes/ley-general-de-sociedades-mercantiles/" text:style-name="Internet_20_link" text:visited-style-name="Visited_20_Internet_20_Link"><text:span text:style-name="T74">https://mexico.justia.com/federales/leyes/ley-general-de-sociedades-mercantiles/</text:span></text:a><text:span text:style-name="T74">)</text:span></text:p>
      <text:p text:style-name="P48"/>
      <text:p text:style-name="P51">a) One of the most popular types of corporations in Mexico is the <text:span text:style-name="T26">Sociedad Anónima de Capital Variable (S.A. de C.V.).</text:span><text:span text:style-name="T75"> What are the characteristics of the type of corporation?</text:span></text:p>
      <text:p text:style-name="P63"/>
      <text:p text:style-name="P63">b) What are the legal and financial advantages for incorporating?</text:p>
      <text:p text:style-name="P64"/>
      <text:p text:style-name="P26"/>
      <text:p text:style-name="P4">I<text:span text:style-name="T63">II</text:span>. <text:span text:style-name="T44">Interpretation and </text:span><text:span text:style-name="T37">Translation of </text:span><text:span text:style-name="T44">Economic </text:span><text:span text:style-name="T36">Documents</text:span></text:p>
      <text:p text:style-name="P61"><text:span text:style-name="T76">Task 7 </text:span><text:span text:style-name="T80">(9 pts)</text:span></text:p>
      <text:p text:style-name="P42">Iacovone et al. <text:span text:style-name="T78">have published an evaluation of the entire Mexico economy. (see </text:span>Iacovone, Leonardo, et al. "Productivity growth in Mexico: Understanding main dynamics and key drivers", <text:span text:style-name="T77">The World Bank, </text:span>(2022)<text:span text:style-name="T78">). </text:span><text:span text:style-name="T79">The bottom line: Mexico’s economic potential </text:span><text:span text:style-name="T80">is hampered and </text:span><text:span text:style-name="T79">has yet to be unleashed. </text:span><text:span text:style-name="T78">Translate the following excerpt from the Executive Summary into Spanish,</text:span></text:p>
      <text:p text:style-name="P42"/>
      <text:p text:style-name="P40"><text:span text:style-name="T78">[This] </text:span>report undertakes, for the first time, a comprehensive firm-level analysis of the entire Mexican economy over 25 years, relying on the last six rounds of the Economic Census, which were conducted between 1994 and 2019 and surveyed more than 20 million businesses. It finds that Mexico’s disappointing aggregate productivity masks large differences in productivity levels and growth across locations, sectors, and firms. A geographic productivity divide runs between the North-Center and South of Mexico, but large differences also persist between municipalities within regions. Fast-growing municipalities that have caught up to the Mexican productivity frontier, including in the South, while others have failed to grow at all. There is also a divide between modern firms, with access to finance and strong management, integrated into global value chains (GVCs), and more traditional firms characterized by limited access to finance and weak capabilities, unable to benefit from Mexico’s regional and global integration.</text:p>
      <text:p text:style-name="P39"/>
      <text:p text:style-name="P40">The report shows that Mexico’s aggregate productivity is weakened by structural factors at industry and firm level — access to finance, lack of incentives to invest in technology, managerial capacities, and the business environment — that impede productive firms’ access to <text:soft-page-break/>resources….One thing is clear: beyond investment in capital and labor, accelerating growth will require unleashing Mexico’s undoubted – but hitherto untapped – productivity potential.</text:p>
      <text:p text:style-name="P41"/>
      <text:p text:style-name="P41"/>
      <text:p text:style-name="P7"><text:span text:style-name="T63">I</text:span>V. Topics in <text:span text:style-name="T60">Contemporary </text:span>Economics</text:p>
      <text:p text:style-name="P27"/>
      <text:p text:style-name="P58">Task <text:span text:style-name="T77">8 </text:span><text:span text:style-name="T80">(6 pts)</text:span></text:p>
      <text:p text:style-name="P31">Bolton et al. <text:span text:style-name="T59">propose a variety of economic instruments to help mitigate global climate change. In particular, they suggest that <text:s/>“[</text:span><text:span text:style-name="T84">A</text:span><text:span text:style-name="T59">] well-working global carbon mar</text:span>ket could generate substantial f lows from rich to poor countries and help monetize the natural assets that these countries hold” <text:span text:style-name="T59">(see </text:span>Bolton, Patrick, et al. "On Debt and climate." <text:span text:style-name="T25">Oxford Open Economics</text:span> 2 (2023)<text:span text:style-name="T59">)</text:span></text:p>
      <text:p text:style-name="P31"/>
      <text:p text:style-name="P33">a) <text:span text:style-name="T63">Briefly d</text:span>efine and describe the general framework for a global carbon market.</text:p>
      <text:p text:style-name="P33"/>
      <text:p text:style-name="P24"/>
      <text:p text:style-name="P27"/>
      <text:p text:style-name="P5"><text:span text:style-name="T64">V</text:span>. Elements of Academic W<text:span text:style-name="T35">ork</text:span></text:p>
      <text:p text:style-name="P65">Task <text:span text:style-name="T81">9</text:span><text:span text:style-name="T66"> </text:span><text:span text:style-name="T67">(</text:span><text:span text:style-name="T81">6</text:span><text:span text:style-name="T67"> pts)</text:span></text:p>
      <text:p text:style-name="P66">Academic work in general, and academic writing in particular, both have very specific format and stylistic requirements. <text:span text:style-name="T83">One standard formatting style is that given by the American Psychological Association (APA). </text:span></text:p>
      <text:p text:style-name="P67"/>
      <text:p text:style-name="P38"><text:span text:style-name="T83">a</text:span><text:span text:style-name="T65">) What </text:span><text:span text:style-name="T83">are the basic elements of </text:span><text:span text:style-name="T65">APA style?</text:span></text:p>
      <text:p text:style-name="P38"/>
      <text:p text:style-name="P38"><text:span text:style-name="T83">b</text:span>) Why is “academic voice” <text:span text:style-name="T68">(third-person point of view)</text:span> considered to be the standard for <text:span text:style-name="T68">academic writing?</text:span></text:p>
      <text:p text:style-name="P37"/>
      <text:p text:style-name="P36"/>
      <text:p text:style-name="P8"><text:span text:style-name="T36">V</text:span><text:span text:style-name="T46">I</text:span>. Building Vocabulary</text:p>
      <text:p text:style-name="P25"/>
      <text:p text:style-name="P62">Task 10 <text:span text:style-name="T82">(6 pts)</text:span></text:p>
      <text:p text:style-name="P74">From the list of 215 words we have covered, select 10 words and provide definitions in both Spanish and English (see 5A_All-Vocab_25-2_Python.txt for <text:span text:style-name="T85">the complete </text:span>vocab<text:span text:style-name="T85">ulary</text:span> list).</text:p>
      <text:p text:style-name="P74"/>
      <text:p text:style-name="P74"/>
      <text:p text:style-name="P75">YOU’RE DONE!!</text:p>
      <text:p text:style-name="P75">Congratulations and thank you.</text:p>
      <text:p text:style-name="P52"/>
      <text:p text:style-name="P25"/>
      <text:p text:style-name="P25"/>
      <text:p text:style-name="P56"/>
      <text:p text:style-name="P28"/>
      <text:p text:style-name="P29"/>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3"><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10T11:41:01.643516622</dc:date>
    <meta:editing-duration>PT17H2M21S</meta:editing-duration>
    <meta:editing-cycles>165</meta:editing-cycles>
    <meta:generator>LibreOffice/7.3.7.2$Linux_X86_64 LibreOffice_project/30$Build-2</meta:generator>
    <meta:document-statistic meta:table-count="1" meta:image-count="1" meta:object-count="0" meta:page-count="4" meta:paragraph-count="64" meta:word-count="1447" meta:character-count="9317" meta:non-whitespace-character-count="7923"/>
  </office:meta>
</office:document-meta>
</file>